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61mm" table:align="margins"/>
    </style:style>
    <style:style style:name="Table1.A" style:family="table-column">
      <style:table-column-properties style:column-width="30.76mm" style:rel-column-width="10920*"/>
    </style:style>
    <style:style style:name="Table1.C" style:family="table-column">
      <style:table-column-properties style:column-width="46.74mm" style:rel-column-width="16593*"/>
    </style:style>
    <style:style style:name="Table1.D" style:family="table-column">
      <style:table-column-properties style:column-width="32.84mm" style:rel-column-width="11659*"/>
    </style:style>
    <style:style style:name="Table1.E" style:family="table-column">
      <style:table-column-properties style:column-width="7.94mm" style:rel-column-width="2817*"/>
    </style:style>
    <style:style style:name="Table1.F" style:family="table-column">
      <style:table-column-properties style:column-width="35.56mm" style:rel-column-width="12626*"/>
    </style:style>
    <style:style style:name="Table1.A1" style:family="table-cell">
      <style:table-cell-properties fo:padding="0.51mm" fo:border="none"/>
    </style:style>
    <style:style style:name="Table1.A2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51mm" fo:border="0.05pt solid #000000"/>
    </style:style>
    <style:style style:name="Table1.C2" style:family="table-cell">
      <style:table-cell-properties style:vertical-align="middle" fo:padding="0.51mm" fo:border="none"/>
    </style:style>
    <style:style style:name="Table1.D2" style:family="table-cell">
      <style:table-cell-properties style:vertical-align="middle" fo:background-color="transparent" fo:padding="0.51mm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51mm" fo:border="0.05pt solid #000000">
        <style:background-image/>
      </style:table-cell-properties>
    </style:style>
    <style:style style:name="Table1.A3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51m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51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4.61mm" table:align="margins" style:shadow="none"/>
    </style:style>
    <style:style style:name="Table2.A" style:family="table-column">
      <style:table-column-properties style:column-width="35.05mm" style:rel-column-width="1987*"/>
    </style:style>
    <style:style style:name="Table2.B" style:family="table-column">
      <style:table-column-properties style:column-width="40.34mm" style:rel-column-width="2287*"/>
    </style:style>
    <style:style style:name="Table2.C" style:family="table-column">
      <style:table-column-properties style:column-width="54.59mm" style:rel-column-width="3095*"/>
    </style:style>
    <style:style style:name="Table2.D" style:family="table-column">
      <style:table-column-properties style:column-width="54.63mm" style:rel-column-width="3097*"/>
    </style:style>
    <style:style style:name="Table2.A1" style:family="table-cell">
      <style:table-cell-properties fo:padding="0mm" fo:border-left="0.05pt solid #000000" fo:border-right="none" fo:border-top="0.05pt solid #000000" fo:border-bottom="none"/>
    </style:style>
    <style:style style:name="Table2.D1" style:family="table-cell">
      <style:table-cell-properties fo:padding="0mm" fo:border-left="0.05pt solid #000000" fo:border-right="0.05pt solid #000000" fo:border-top="0.05pt solid #000000" fo:border-bottom="none"/>
    </style:style>
    <style:style style:name="Table2.A2" style:family="table-cell">
      <style:table-cell-properties fo:padding="0mm" fo:border-left="0.05pt solid #000000" fo:border-right="none" fo:border-top="none" fo:border-bottom="none"/>
    </style:style>
    <style:style style:name="Table2.D2" style:family="table-cell">
      <style:table-cell-properties fo:padding="0mm" fo:border-left="0.05pt solid #000000" fo:border-right="0.05pt solid #000000" fo:border-top="none" fo:border-bottom="none"/>
    </style:style>
    <style:style style:name="Table2.B4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mm" fo:border="0.05pt solid #000000"/>
    </style:style>
    <style:style style:name="Table2.6" style:family="table-row">
      <style:table-row-properties style:min-row-height="4.73mm"/>
    </style:style>
    <style:style style:name="Table2.A6" style:family="table-cell">
      <style:table-cell-properties fo:padding="0mm" fo:border-left="0.05pt solid #000000" fo:border-right="none" fo:border-top="none" fo:border-bottom="0.05pt solid #000000"/>
    </style:style>
    <style:style style:name="Table2.B6" style:family="table-cell">
      <style:table-cell-properties fo:padding="0mm" fo:border-left="0.05pt solid #000000" fo:border-right="none" fo:border-top="0.05pt solid #000000" fo:border-bottom="0.05pt solid #000000"/>
    </style:style>
    <style:style style:name="Table2.C6" style:family="table-cell">
      <style:table-cell-properties fo:padding="0mm" fo:border="0.05pt solid #000000"/>
    </style:style>
    <style:style style:name="Table2.8" style:family="table-row">
      <style:table-row-properties style:min-row-height="3.99mm"/>
    </style:style>
    <style:style style:name="Table2.B8" style:family="table-cell">
      <style:table-cell-properties fo:padding="0mm" fo:border-left="0.05pt solid #000000" fo:border-right="none" fo:border-top="0.05pt solid #000000" fo:border-bottom="0.05pt solid #000000"/>
    </style:style>
    <style:style style:name="Table2.C8" style:family="table-cell">
      <style:table-cell-properties fo:padding="0mm" fo:border-left="0.05pt solid #000000" fo:border-right="none" fo:border-top="0.05pt solid #000000" fo:border-bottom="0.05pt solid #000000"/>
    </style:style>
    <style:style style:name="Table2.D8" style:family="table-cell">
      <style:table-cell-properties fo:padding="0mm" fo:border="0.05pt solid #000000"/>
    </style:style>
    <style:style style:name="Table2.10" style:family="table-row">
      <style:table-row-properties style:min-row-height="4.76mm"/>
    </style:style>
    <style:style style:name="Table2.B10" style:family="table-cell">
      <style:table-cell-properties fo:padding="0mm" fo:border-left="0.05pt solid #000000" fo:border-right="none" fo:border-top="0.05pt solid #000000" fo:border-bottom="0.05pt solid #000000"/>
    </style:style>
    <style:style style:name="Table2.C10" style:family="table-cell">
      <style:table-cell-properties fo:padding="0mm" fo:border="0.05pt solid #000000"/>
    </style:style>
    <style:style style:name="Table2.11" style:family="table-row">
      <style:table-row-properties style:min-row-height="6.77mm"/>
    </style:style>
    <style:style style:name="Table2.12" style:family="table-row">
      <style:table-row-properties style:min-row-height="3.74mm"/>
    </style:style>
    <style:style style:name="Table2.B12" style:family="table-cell">
      <style:table-cell-properties fo:padding="0mm" fo:border-left="0.05pt solid #000000" fo:border-right="none" fo:border-top="0.05pt solid #000000" fo:border-bottom="0.05pt solid #000000"/>
    </style:style>
    <style:style style:name="Table2.C12" style:family="table-cell">
      <style:table-cell-properties fo:padding="0mm" fo:border-left="0.05pt solid #000000" fo:border-right="none" fo:border-top="0.05pt solid #000000" fo:border-bottom="0.05pt solid #000000"/>
    </style:style>
    <style:style style:name="Table2.D12" style:family="table-cell">
      <style:table-cell-properties fo:padding="0mm" fo:border="0.05pt solid #000000"/>
    </style:style>
    <style:style style:name="Table2.14" style:family="table-row">
      <style:table-row-properties style:min-row-height="4.96mm"/>
    </style:style>
    <style:style style:name="Table2.B14" style:family="table-cell">
      <style:table-cell-properties fo:padding="0mm" fo:border-left="0.05pt solid #000000" fo:border-right="none" fo:border-top="0.05pt solid #000000" fo:border-bottom="0.05pt solid #000000"/>
    </style:style>
    <style:style style:name="Table2.C14" style:family="table-cell">
      <style:table-cell-properties fo:padding="0mm" fo:border="0.05pt solid #000000"/>
    </style:style>
    <style:style style:name="Table2.15" style:family="table-row">
      <style:table-row-properties style:min-row-height="5.08mm"/>
    </style:style>
    <style:style style:name="Table3" style:family="table">
      <style:table-properties style:width="184.61mm" table:align="margins" style:shadow="none"/>
    </style:style>
    <style:style style:name="Table3.A" style:family="table-column">
      <style:table-column-properties style:column-width="36.92mm" style:rel-column-width="13107*"/>
    </style:style>
    <style:style style:name="Table3.A1" style:family="table-cell">
      <style:table-cell-properties style:vertical-align="middle" fo:padding="0.51m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 fo:padding="0mm" fo:border="none"/>
    </style:style>
    <style:style style:name="Table3.D2" style:family="table-cell">
      <style:table-cell-properties style:vertical-align="middle" fo:padding="0mm" fo:border-left="none" fo:border-right="none" fo:border-top="0.05pt solid #000000" fo:border-bottom="none"/>
    </style:style>
    <style:style style:name="Table3.E2" style:family="table-cell">
      <style:table-cell-properties style:vertical-align="middle" fo:padding="0mm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4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text-properties style:font-name="Arial" fo:font-size="8pt" officeooo:paragraph-rsid="003ce43e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8a64" officeooo:paragraph-rsid="00218a64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4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P19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style:font-name="Arial" fo:font-size="7pt" fo:font-weight="normal" officeooo:rsid="00246580" officeooo:paragraph-rsid="00238cb0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officeooo:rsid="00561e1c" officeooo:paragraph-rsid="00561e1c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561e1c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23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8a64" officeooo:paragraph-rsid="006567aa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mm" fo:margin-bottom="0mm" loext:contextual-spacing="false"/>
      <style:text-properties style:font-name="Arial" fo:font-size="8pt" officeooo:rsid="00246580" officeooo:paragraph-rsid="0023080a" style:font-size-asian="8pt" style:font-size-complex="8pt"/>
    </style:style>
    <style:style style:name="P26" style:family="paragraph" style:parent-style-name="Text_20_body">
      <style:paragraph-properties fo:margin-top="0mm" fo:margin-bottom="0mm" loext:contextual-spacing="false"/>
      <style:text-properties officeooo:paragraph-rsid="0023080a"/>
    </style:style>
    <style:style style:name="P27" style:family="paragraph" style:parent-style-name="Table_20_Contents"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561e1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rsid="00561e1c" officeooo:paragraph-rsid="00561e1c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officeooo:paragraph-rsid="005d7d98" style:font-size-asian="8pt" style:font-size-complex="8pt"/>
    </style:style>
    <style:style style:name="P31" style:family="paragraph" style:parent-style-name="Table_20_Contents">
      <style:text-properties style:font-name="Arial" fo:font-size="8pt" fo:font-weight="normal" officeooo:rsid="00246580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style:font-name="Arial" fo:font-size="8pt" fo:font-weight="bold" officeooo:rsid="00561e1c" officeooo:paragraph-rsid="00561e1c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weight="bold" officeooo:rsid="00561e1c" officeooo:paragraph-rsid="00561e1c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weight="bold" officeooo:rsid="00561e1c" officeooo:paragraph-rsid="00561e1c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 style:vertical-align="top"/>
      <style:text-properties style:font-name="Arial" fo:font-size="7pt" officeooo:rsid="001fa3e1" officeooo:paragraph-rsid="001fa3e1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38" style:family="paragraph" style:parent-style-name="Table_20_Contents">
      <style:paragraph-properties fo:text-align="end" style:justify-single-word="false"/>
      <style:text-properties officeooo:paragraph-rsid="0036b1d5"/>
    </style:style>
    <style:style style:name="P39" style:family="paragraph" style:parent-style-name="Table_20_Contents">
      <style:paragraph-properties fo:text-align="end" style:justify-single-word="false"/>
      <style:text-properties officeooo:paragraph-rsid="005d7d98"/>
    </style:style>
    <style:style style:name="P40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3080a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5baece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5c8573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62e5e7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699cc1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officeooo:paragraph-rsid="0067357b"/>
    </style:style>
    <style:style style:name="T1" style:family="text">
      <style:text-properties officeooo:rsid="00218a64"/>
    </style:style>
    <style:style style:name="T2" style:family="text">
      <style:text-properties officeooo:rsid="0022b9de"/>
    </style:style>
    <style:style style:name="T3" style:family="text">
      <style:text-properties officeooo:rsid="00274cf4"/>
    </style:style>
    <style:style style:name="T4" style:family="text">
      <style:text-properties fo:font-weight="normal" officeooo:rsid="00246580" style:font-weight-asian="normal" style:font-weight-complex="normal"/>
    </style:style>
    <style:style style:name="T5" style:family="text">
      <style:text-properties fo:font-weight="normal" officeooo:rsid="00274cf4" style:font-weight-asian="normal" style:font-weight-complex="normal"/>
    </style:style>
    <style:style style:name="T6" style:family="text">
      <style:text-properties officeooo:rsid="0053df2e"/>
    </style:style>
    <style:style style:name="T7" style:family="text">
      <style:text-properties officeooo:rsid="00561e1c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561e1c" style:font-size-asian="7pt" style:font-size-complex="7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fo:font-weight="normal" officeooo:rsid="00246580" style:font-size-asian="8pt" style:font-weight-asian="normal" style:font-size-complex="8pt" style:font-weight-complex="normal"/>
    </style:style>
    <style:style style:name="T12" style:family="text">
      <style:text-properties style:font-name="Arial" fo:font-size="8pt" fo:font-weight="normal" officeooo:rsid="00274cf4" style:font-size-asian="8pt" style:font-weight-asian="normal" style:font-size-complex="8pt" style:font-weight-complex="normal"/>
    </style:style>
    <style:style style:name="T13" style:family="text">
      <style:text-properties officeooo:rsid="0057b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<text:text-input text:description="&lt;get_wizard_params(data)&gt;">get_wizard_params</text:text-input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BRAZAC <text:span text:style-name="T2">PPO</text:span></text:p>
          </table:table-cell>
        </table:table-row>
        <table:table-row>
          <table:table-cell table:style-name="Table1.A2" office:value-type="string">
            <text:p text:style-name="P2"><text:bookmark text:name="docs-internal-guid-0dfe8646-49eb-1652-5705-933c2385ff3f"/>POREZNA UPRAVA PODRUČNI URED</text:p>
            <text:p text:style-name="P9">(1)</text:p>
          </table:table-cell>
          <table:table-cell table:style-name="Table1.B2" office:value-type="string">
            <text:p text:style-name="P7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0">OIB</text:p>
            <text:p text:style-name="P9">(3)</text:p>
          </table:table-cell>
          <table:table-cell table:style-name="Table1.E2" table:number-columns-spanned="2" office:value-type="string">
            <text:p text:style-name="P5"/>
            <text:p text:style-name="P7"><text:text-input text:description="&lt;get_company_data()['vat'] or ''&gt;">vat</text:text-input></text:p>
          </table:table-cell>
          <table:covered-table-cell/>
        </table:table-row>
        <table:table-row>
          <table:table-cell table:style-name="Table1.A3" office:value-type="string">
            <text:p text:style-name="P4">ISPOSTAVA</text:p>
            <text:p text:style-name="P9">(2)</text:p>
          </table:table-cell>
          <table:table-cell table:style-name="Table1.B3" office:value-type="string">
            <text:p text:style-name="P6"><text:text-input text:description="&lt;get_company_data()['ispostava'] or ''&gt;">ispostava</text:text-input></text:p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5">Porezni obveznik</text:p>
            <text:p text:style-name="P5">(<text:span text:style-name="T6">n</text:span>aziv/ime i prezime)</text:p>
            <text:p text:style-name="P9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5">Adresa</text:p>
            <text:p text:style-name="P5">(mjesto, ulica i broj)</text:p>
            <text:p text:style-name="P9">(5)</text:p>
          </table:table-cell>
          <table:table-cell table:style-name="Table1.E3" table:number-columns-spanned="2" office:value-type="string">
            <text:p text:style-name="P8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21"><text:span text:style-name="T7">OIB </text:span></text:p>
            <text:p text:style-name="P21">poreznog zastupnika</text:p>
            <text:p text:style-name="P9">(6)</text:p>
          </table:table-cell>
          <table:table-cell table:style-name="Table1.E3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1"/>
      <text:p text:style-name="P10">Pregled tuzemnih isporuka s prijenosom porezne obveze</text:p>
      <text:p text:style-name="P24">Za tromjes<text:span text:style-name="T7">ečje </text:span><text:span text:style-name="T7"><text:text-input text:description="&lt;_(get_company_data()['start_month_name']) or ''&gt;">start_month_name</text:text-input></text:span> - <text:text-input text:description="&lt;_(get_company_data()['end_month_name']) or ''&gt;">end_month_name</text:text-input> godina <text:text-input text:description="&lt;get_company_data()['year'] or ''&gt;">year</text:text-input>.</text:p>
      <text:p text:style-name="P18">(7)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/>
            <text:p text:style-name="P29">Mjesec u kojem je obavljena isporuka</text:p>
          </table:table-cell>
          <table:table-cell table:style-name="Table2.A1" office:value-type="string">
            <text:p text:style-name="P29">Redni broj</text:p>
          </table:table-cell>
          <table:table-cell table:style-name="Table2.A1" office:value-type="string">
            <text:p text:style-name="P29">OIB primatelja isporuke</text:p>
          </table:table-cell>
          <table:table-cell table:style-name="Table2.D1" office:value-type="string">
            <text:p text:style-name="P28">Vrijednost <text:span text:style-name="T7">isporuka (Obrazac </text:span></text:p>
            <text:p text:style-name="P28"><text:span text:style-name="T7">PDV -red.br. I.1</text:span></text:p>
            <text:p text:style-name="P16">(u kunama i lipama)</text:p>
          </table:table-cell>
        </table:table-row>
        <table:table-row>
          <table:table-cell table:style-name="Table2.A2" office:value-type="string">
            <text:p text:style-name="P36">(<text:span text:style-name="T7">8</text:span>)</text:p>
          </table:table-cell>
          <table:table-cell table:style-name="Table2.A2" office:value-type="string">
            <text:p text:style-name="P16">(<text:span text:style-name="T7">9</text:span>)</text:p>
          </table:table-cell>
          <table:table-cell table:style-name="Table2.A2" office:value-type="string">
            <text:p text:style-name="P16">(1<text:span text:style-name="T7">0</text:span>)</text:p>
          </table:table-cell>
          <table:table-cell table:style-name="Table2.D2" office:value-type="string">
            <text:p text:style-name="P16">(1<text:span text:style-name="T7">1</text:span>)</text:p>
          </table:table-cell>
        </table:table-row>
        <table:table-row>
          <table:table-cell table:style-name="Table2.A1" office:value-type="string">
            <text:p text:style-name="P12"/>
            <text:p text:style-name="P40"/>
          </table:table-cell>
          <table:table-cell table:style-name="Table2.A1" office:value-type="string">
            <text:p text:style-name="P12"><text:text-input text:description="&lt;for each=&quot;line in get_lines_first(data)&quot;&gt;">for</text:text-input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5"><text:span text:style-name="T11"><text:text-input text:description="&lt;if test=&quot;line.row_number&lt;2&quot;&gt;">if</text:text-input></text:span><text:span text:style-name="T11"><text:text-input text:description="&lt;'Prvi mjesec tromjesečja'&gt;">ccode</text:text-input></text:span><text:span text:style-name="T12"><text:text-input text:description="&lt;/if&gt;">/if</text:text-input></text:span></text:p>
          </table:table-cell>
          <table:table-cell table:style-name="Table2.B4" office:value-type="string">
            <text:p text:style-name="P40"><text:text-input text:description="&lt;line.row_number&gt;">rbr</text:text-input>.</text:p>
          </table:table-cell>
          <table:table-cell table:style-name="Table2.B4" office:value-type="string">
            <text:p text:style-name="P42"><text:span text:style-name="T4"><text:text-input text:description="&lt;line.vat[2:]&gt;">partner_vat</text:text-input></text:span></text:p>
          </table:table-cell>
          <table:table-cell table:style-name="Table2.D4" office:value-type="string">
            <text:p text:style-name="P38"><text:span text:style-name="T12"><text:text-input text:description="&lt;formatLang(line.isporuke,digits=2) or ''&gt;">lcy_amount_isporuke</text:text-input></text:span><text:span text:style-name="T12"> </text:span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5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 table:style-name="Table2.6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32">UKUPNO <text:span text:style-name="T8">(12)</text:span></text:p>
          </table:table-cell>
          <table:table-cell table:style-name="Table2.C6" table:number-columns-spanned="2" office:value-type="string">
            <text:p text:style-name="P35"><text:text-input text:description="&lt;formatLang(get_totals_first()['sum_isporuke'])&gt;">total_first</text:text-input></text:p>
          </table:table-cell>
          <table:covered-table-cell/>
        </table:table-row>
        <table:table-row>
          <table:table-cell table:style-name="Table2.A2" office:value-type="string">
            <text:p text:style-name="P12"/>
            <text:p text:style-name="P40"/>
          </table:table-cell>
          <table:table-cell table:style-name="Table2.A2" office:value-type="string">
            <text:p text:style-name="P12"><text:text-input text:description="&lt;for each=&quot;line in get_lines_second(data)&quot;&gt;">for</text:text-input></text:p>
          </table:table-cell>
          <table:table-cell table:style-name="Table2.A2" office:value-type="string">
            <text:p text:style-name="P41"/>
          </table:table-cell>
          <table:table-cell table:style-name="Table2.D2" office:value-type="string">
            <text:p text:style-name="P12"/>
          </table:table-cell>
        </table:table-row>
        <table:table-row table:style-name="Table2.8">
          <table:table-cell table:style-name="Table2.A2" office:value-type="string">
            <text:p text:style-name="P44"><text:text-input text:description="&lt;if test=&quot;line.row_number&lt;2&quot;&gt;">if</text:text-input><text:text-input text:description="&lt;'Drugi mjesec tromjesečja'&gt;">ccode</text:text-input><text:span text:style-name="T3"><text:text-input text:description="&lt;/if&gt;">/if</text:text-input></text:span></text:p>
          </table:table-cell>
          <table:table-cell table:style-name="Table2.B8" office:value-type="string">
            <text:p text:style-name="P40"><text:text-input text:description="&lt;line.row_number&gt;">rbr</text:text-input>.</text:p>
          </table:table-cell>
          <table:table-cell table:style-name="Table2.C8" office:value-type="string">
            <text:p text:style-name="P43"><text:text-input text:description="&lt;line.vat[2:]&gt;">partner_vat</text:text-input></text:p>
          </table:table-cell>
          <table:table-cell table:style-name="Table2.D8" office:value-type="string">
            <text:p text:style-name="P39"><text:span text:style-name="T12"><text:s/></text:span><text:span text:style-name="T12"><text:text-input text:description="&lt;formatLang(line.isporuke,digits=2) or ''&gt;">lcy_amount_isporuke</text:text-input>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 table:style-name="Table2.10">
          <table:table-cell table:style-name="Table2.A2" office:value-type="string">
            <text:p text:style-name="P12"/>
          </table:table-cell>
          <table:table-cell table:style-name="Table2.B10" office:value-type="string">
            <text:p text:style-name="P32">UKUPNO <text:span text:style-name="T8">(13)</text:span></text:p>
          </table:table-cell>
          <table:table-cell table:style-name="Table2.C10" table:number-columns-spanned="2" office:value-type="string">
            <text:p text:style-name="P35"><text:text-input text:description="&lt;formatLang(get_totals_second()['sum_isporuke'])&gt;">total_second</text:text-input>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2"><text:text-input text:description="&lt;for each=&quot;line in get_lines_third(data)&quot;&gt;">for</text:text-input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 table:style-name="Table2.12">
          <table:table-cell table:style-name="Table2.A2" office:value-type="string">
            <text:p text:style-name="P44"><text:text-input text:description="&lt;if test=&quot;line.row_number&lt;2&quot;&gt;">if</text:text-input><text:text-input text:description="&lt;'Treći mjesec tromjesečja'&gt;">ccode</text:text-input><text:span text:style-name="T3"><text:text-input text:description="&lt;/if&gt;">/if</text:text-input></text:span></text:p>
          </table:table-cell>
          <table:table-cell table:style-name="Table2.B12" office:value-type="string">
            <text:p text:style-name="P40"><text:text-input text:description="&lt;line.row_number&gt;">rbr</text:text-input>.</text:p>
          </table:table-cell>
          <table:table-cell table:style-name="Table2.C12" office:value-type="string">
            <text:p text:style-name="P43"><text:text-input text:description="&lt;line.vat[2:]&gt;">partner_vat</text:text-input></text:p>
          </table:table-cell>
          <table:table-cell table:style-name="Table2.D12" office:value-type="string">
            <text:p text:style-name="P30"><text:span text:style-name="T5"><text:text-input text:description="&lt;formatLang(line.isporuke,digits=2) or ''&gt;">lcy_amount_isporuke</text:text-input></text:span><text:span text:style-name="T5"> 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 table:style-name="Table2.14">
          <table:table-cell table:style-name="Table2.A2" office:value-type="string">
            <text:p text:style-name="P12"/>
          </table:table-cell>
          <table:table-cell table:style-name="Table2.B14" office:value-type="string">
            <text:p text:style-name="P32">UKUPNO <text:span text:style-name="T8">(14)</text:span></text:p>
          </table:table-cell>
          <table:table-cell table:style-name="Table2.C14" table:number-columns-spanned="2" office:value-type="string">
            <text:p text:style-name="P35"><text:text-input text:description="&lt;formatLang(get_totals_third()['sum_isporuke'])&gt;">total_third</text:text-input></text:p>
          </table:table-cell>
          <table:covered-table-cell/>
        </table:table-row>
        <table:table-row table:style-name="Table2.15">
          <table:table-cell table:style-name="Table2.B4" office:value-type="string">
            <text:p text:style-name="P34">UKUPNO<text:span text:style-name="T9"> </text:span><text:span text:style-name="T8">(15)</text:span></text:p>
          </table:table-cell>
          <table:table-cell table:style-name="Table2.D4" table:number-columns-spanned="3" office:value-type="string">
            <text:p text:style-name="P33"><text:text-input text:description="&lt;formatLang(get_grand_total())&gt;">grand_total</text:text-input></text:p>
          </table:table-cell>
          <table:covered-table-cell/>
          <table:covered-table-cell/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4">Potvrđujem istinitost navedenih podataka.</text:p>
          </table:table-cell>
          <table:covered-table-cell/>
          <table:table-cell table:style-name="Table3.C1" office:value-type="string">
            <text:p text:style-name="P12"/>
          </table:table-cell>
          <table:table-cell table:style-name="Table3.D1" office:value-type="string">
            <text:p text:style-name="P15">Potpis</text:p>
            <text:p text:style-name="P17">(<text:span text:style-name="T1">17</text:span>)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Obračun sastavio</text:p>
            <text:p text:style-name="P17">(ime i prezime)</text:p>
            <text:p text:style-name="P17">(1<text:span text:style-name="T13">6</text:span>)</text:p>
          </table:table-cell>
          <table:table-cell table:style-name="Table3.B2" office:value-type="string">
            <text:p text:style-name="P7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2"/>
          </table:table-cell>
          <table:table-cell table:style-name="Table3.D2" office:value-type="string">
            <text:p text:style-name="P17"/>
          </table:table-cell>
          <table:table-cell table:style-name="Table3.E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17:18.138932494</dc:date>
    <dc:creator>Tomislav </dc:creator>
    <meta:generator>LibreOffice/4.3.7.2$Linux_X86_64 LibreOffice_project/430m0$Build-2</meta:generator>
    <meta:editing-duration>PT8H23M18S</meta:editing-duration>
    <meta:editing-cycles>81</meta:editing-cycles>
    <meta:document-statistic meta:table-count="3" meta:image-count="0" meta:object-count="0" meta:page-count="1" meta:paragraph-count="69" meta:word-count="211" meta:character-count="931" meta:non-whitespace-character-count="876"/>
  </office:meta>
</office:document-meta>
</file>